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<text:line-break/>Aquí te propongo una <text:span text:style-name="Strong_20_Emphasis">estructura sólida, clara, coherente y místico-científica</text:span> para el <text:span text:style-name="Strong_20_Emphasis">Laboratorio del Capítulo 22: “La vida eterna”</text:span>.</text:p>
      <text:p text:style-name="Text_20_body">Es una estructura diseñada para:</text:p>
      <text:list xml:id="list3213241683" text:style-name="L1">
        <text:list-item>
          <text:p text:style-name="P1">explicar el fenómeno lógico de la vida eterna,</text:p>
        </text:list-item>
        <text:list-item>
          <text:p text:style-name="P1">vincularlo con el concepto de Espíritu,</text:p>
        </text:list-item>
        <text:list-item>
          <text:p text:style-name="P1">mostrar su inevitabilidad dentro del modelo,</text:p>
        </text:list-item>
        <text:list-item>
          <text:p text:style-name="P1">conectar con la experiencia humana del lector,</text:p>
        </text:list-item>
        <text:list-item>
          <text:p text:style-name="P1">abrir puertas a reflexiones espirituales profundas,</text:p>
        </text:list-item>
        <text:list-item>
          <text:p text:style-name="P1">y mantener continuidad con los capítulos anteriores.</text:p>
        </text:list-item>
      </text:list>
      <text:p text:style-name="Horizontal_20_Line"/>
      <text:h text:style-name="Heading_20_1" text:outline-level="1"><text:span text:style-name="Strong_20_Emphasis">🌟 ESTRUCTURA PROPUESTA DEL LABORATORIO DEL CAPÍTULO 22: “LA VIDA ETERNA”</text:span></text:h>
      <text:h text:style-name="Heading_20_3" text:outline-level="3"><text:span text:style-name="Strong_20_Emphasis">0. Introducción: El enigma de la continuidad</text:span></text:h>
      <text:list xml:id="list4154717757" text:style-name="L2">
        <text:list-item>
          <text:p text:style-name="P2">El individuo muere.</text:p>
        </text:list-item>
        <text:list-item>
          <text:p text:style-name="P2">La vida no muere.</text:p>
        </text:list-item>
        <text:list-item>
          <text:p text:style-name="P2">¿Cuál es el puente entre una y otra?</text:p>
        </text:list-item>
        <text:list-item>
          <text:p text:style-name="P2">Presentación del objetivo del laboratorio: demostrar que <text:span text:style-name="Strong_20_Emphasis">el Espíritu puede vivir eternamente</text:span> en el sistema.</text:p>
        </text:list-item>
      </text:list>
      <text:p text:style-name="Text_20_body"><text:span text:style-name="Emphasis">(Tono místico-científico desde el primer párrafo.)</text:span></text:p>
      <text:p text:style-name="Horizontal_20_Line"/>
      <text:h text:style-name="Heading_20_1" text:outline-level="1"><text:span text:style-name="Strong_20_Emphasis">1. El marco lógico: la vida como flujo continuo de información</text:span></text:h>
      <text:h text:style-name="Heading_20_3" text:outline-level="3">1.1. La vida como proceso, no como objeto</text:h>
      <text:p text:style-name="Text_20_body">Recordar: la vida es <text:span text:style-name="Strong_20_Emphasis">una máquina lógica</text:span>, un proceso continuo en el tiempo.</text:p>
      <text:h text:style-name="Heading_20_3" text:outline-level="3"><text:soft-page-break/>1.2. Los individuos como estados temporales</text:h>
      <text:p text:style-name="Text_20_body">El individuo es un estado momentáneo del cálculo.</text:p>
      <text:h text:style-name="Heading_20_3" text:outline-level="3">1.3. La reproducción como operación de copia y transferencia</text:h>
      <text:p text:style-name="Text_20_body">La información contenida en el ADN transita de un estado a otro.</text:p>
      <text:p text:style-name="Text_20_body"><text:span text:style-name="Emphasis">(Aquí preparamos la noción de “transferencia del Espíritu”.)</text:span></text:p>
      <text:p text:style-name="Horizontal_20_Line"/>
      <text:h text:style-name="Heading_20_1" text:outline-level="1"><text:span text:style-name="Strong_20_Emphasis">2. Definición formal del Espíritu</text:span></text:h>
      <text:h text:style-name="Heading_20_3" text:outline-level="3">2.1. El Espíritu como esencia lógica del ser</text:h>
      <text:p text:style-name="Text_20_body">Con base en todo lo que ya definimos.</text:p>
      <text:h text:style-name="Heading_20_3" text:outline-level="3">2.2. El Espíritu no es la conciencia</text:h>
      <text:p text:style-name="Text_20_body">Diferenciación clara y necesaria.</text:p>
      <text:h text:style-name="Heading_20_3" text:outline-level="3">2.3. El Espíritu como estructura inscrita en el ADN</text:h>
      <text:p text:style-name="Text_20_body">La materia crea el Espíritu.</text:p>
      <text:h text:style-name="Heading_20_3" text:outline-level="3">2.4. El Espíritu del individuo y el Espíritu de la vida</text:h>
      <text:p text:style-name="Text_20_body">Coexistencia y diferencia.</text:p>
      <text:p text:style-name="Text_20_body"><text:span text:style-name="Emphasis">(Este bloque es clave para cimentar la teoría.)</text:span></text:p>
      <text:p text:style-name="Horizontal_20_Line"/>
      <text:h text:style-name="Heading_20_1" text:outline-level="1"><text:span text:style-name="Strong_20_Emphasis">3. El problema de la mortalidad</text:span></text:h>
      <text:h text:style-name="Heading_20_3" text:outline-level="3">3.1. Los cuerpos perecen</text:h>
      <text:p text:style-name="Text_20_body">Materia finita, degradable.</text:p>
      <text:h text:style-name="Heading_20_3" text:outline-level="3">3.2. El ADN también muere</text:h>
      <text:p text:style-name="Text_20_body">Sin transmisión, se extingue.</text:p>
      <text:h text:style-name="Heading_20_3" text:outline-level="3">3.3. La paradoja: ¿cómo puede existir algo eterno en un mundo donde todo muere?</text:h>
      <text:p text:style-name="Text_20_body"><text:span text:style-name="Emphasis">(Esta pregunta abre la puerta a la explicación lógica.)</text:span></text:p>
      <text:p text:style-name="Horizontal_20_Line"/>
      <text:h text:style-name="Heading_20_1" text:outline-level="1"><text:soft-page-break/><text:span text:style-name="Strong_20_Emphasis">4. La reproducción: el mecanismo de continuidad</text:span></text:h>
      <text:h text:style-name="Heading_20_3" text:outline-level="3">4.1. La copia del ADN</text:h>
      <text:p text:style-name="Text_20_body">Los datos se transfieren.</text:p>
      <text:h text:style-name="Heading_20_3" text:outline-level="3">4.2. La transferencia del Espíritu</text:h>
      <text:p text:style-name="Text_20_body">La esencia del individuo se conserva (en sus variaciones).</text:p>
      <text:h text:style-name="Heading_20_3" text:outline-level="3">4.3. La aparición de un nuevo soporte</text:h>
      <text:p text:style-name="Text_20_body">Nuevo cuerpo = nueva oportunidad para el Espíritu.</text:p>
      <text:h text:style-name="Heading_20_3" text:outline-level="3">4.4. La continuidad lógica entre generaciones</text:h>
      <text:p text:style-name="Text_20_body">El individuo no genera “otro ser”, sino <text:span text:style-name="Strong_20_Emphasis">una extensión de sí mismo</text:span>.</text:p>
      <text:p text:style-name="Text_20_body"><text:span text:style-name="Emphasis">(Aquí demostramos formalmente la vida eterna lógica del Espíritu.)</text:span></text:p>
      <text:p text:style-name="Horizontal_20_Line"/>
      <text:h text:style-name="Heading_20_1" text:outline-level="1"><text:span text:style-name="Strong_20_Emphasis">5. Demostración de la inmortalidad del Espíritu</text:span></text:h>
      <text:h text:style-name="Heading_20_3" text:outline-level="3">5.1. La inmortalidad como propiedad de la información replicada</text:h>
      <text:p text:style-name="Text_20_body">Si algo puede copiarse indefinidamente → es potencialmente eterno.</text:p>
      <text:h text:style-name="Heading_20_3" text:outline-level="3">5.2. El flujo continuo del ADN a través del tiempo</text:h>
      <text:p text:style-name="Text_20_body">La cadena nunca se detiene mientras exista reproducción.</text:p>
      <text:h text:style-name="Heading_20_3" text:outline-level="3">5.3. El Espíritu como información que fluye en ese canal</text:h>
      <text:p text:style-name="Text_20_body">La esencia se transmite, cambia de cuerpo, se enriquece, continúa.</text:p>
      <text:h text:style-name="Heading_20_3" text:outline-level="3">5.4. El Espíritu primigenio sigue vivo hoy</text:h>
      <text:p text:style-name="Text_20_body">Demostración lógica y consecuencia filosófica.</text:p>
      <text:p text:style-name="Text_20_body"><text:span text:style-name="Emphasis">(Este es el corazón matemático del laboratorio.)</text:span></text:p>
      <text:p text:style-name="Horizontal_20_Line"/>
      <text:h text:style-name="Heading_20_1" text:outline-level="1"><text:soft-page-break/><text:span text:style-name="Strong_20_Emphasis">6. Implicación profunda: Yo formo parte del flujo eterno</text:span></text:h>
      <text:h text:style-name="Heading_20_3" text:outline-level="3">6.1. “Mi hijo soy yo en una nueva vida”</text:h>
      <text:p text:style-name="Text_20_body">Explicación lógica.</text:p>
      <text:h text:style-name="Heading_20_3" text:outline-level="3">6.2. Cada generación expande la presencia del Espíritu</text:h>
      <text:p text:style-name="Text_20_body">Más descendientes → mayor presencia del Espíritu original.</text:p>
      <text:h text:style-name="Heading_20_3" text:outline-level="3">6.3. Mi Espíritu se mezcla con el Espíritu de la vida</text:h>
      <text:p text:style-name="Text_20_body">Fusión con la inteligencia universal.</text:p>
      <text:h text:style-name="Heading_20_3" text:outline-level="3">6.4. La experiencia del individuo se incorpora al flujo eterno</text:h>
      <text:p text:style-name="Text_20_body">El Espíritu se enriquece con cada vida.</text:p>
      <text:p text:style-name="Horizontal_20_Line"/>
      <text:h text:style-name="Heading_20_1" text:outline-level="1"><text:span text:style-name="Strong_20_Emphasis">7. Reflexión final: la vida eterna como verdad práctica y experiencial</text:span></text:h>
      <text:p text:style-name="Text_20_body">Un cierre con tono místico:</text:p>
      <text:list xml:id="list3167547291" text:style-name="L3">
        <text:list-item>
          <text:p text:style-name="P3">No necesitamos un milagro sobrenatural para tener vida eterna.</text:p>
        </text:list-item>
        <text:list-item>
          <text:p text:style-name="P3">La estructura misma de la vida garantiza la continuidad del Espíritu.</text:p>
        </text:list-item>
        <text:list-item>
          <text:p text:style-name="P3">Somos parte del Espíritu primigenio que nunca ha muerto.</text:p>
        </text:list-item>
        <text:list-item>
          <text:p text:style-name="P3">Nuestra vida tiene un propósito real dentro del flujo eterno.</text:p>
        </text:list-item>
        <text:list-item>
          <text:p text:style-name="P3">Cada uno de nosotros es un capítulo vivo de una historia infinita.</text:p>
        </text:list-item>
      </text:list>
      <text:p text:style-name="Horizontal_20_Line"/>
      <text:h text:style-name="Heading_20_1" text:outline-level="1"><text:span text:style-name="Strong_20_Emphasis">8. Conexión narrativa con la aventura de Elara</text:span></text:h>
      <text:p text:style-name="Text_20_body">Finalmente, un pequeño puente hacia la historia:</text:p>
      <text:list xml:id="list242583565" text:style-name="L4">
        <text:list-item>
          <text:p text:style-name="P4">¿Qué descubre Elara sobre su propio Espíritu?</text:p>
        </text:list-item>
        <text:list-item>
          <text:p text:style-name="P4">¿Cómo se manifiesta esta “vida eterna” en la trama?</text:p>
        </text:list-item>
        <text:list-item>
          <text:p text:style-name="P4">¿Qué símbolo, personaje o experiencia refuerza este concepto?</text:p>
        </text:list-item>
      </text:list>
      <text:p text:style-name="Text_20_body"><text:span text:style-name="Emphasis">(Podemos definir aquí un suceso en la aventura que refleje el laboratorio.)</text:span></text:p>
      <text:p text:style-name="Horizontal_20_Line"><text:soft-page-break/></text:p>
      <text:h text:style-name="Heading_20_1" text:outline-level="1"><text:span text:style-name="Strong_20_Emphasis">¿Qué sigue?</text:span></text:h>
      <text:p text:style-name="Text_20_body">Si esta estructura te convence, podemos comenzar a escribir:</text:p>
      <text:list xml:id="list166065496" text:style-name="L5">
        <text:list-item>
          <text:p text:style-name="P5"><text:span text:style-name="Strong_20_Emphasis">El laboratorio completo con su tono técnico-místico</text:span>,<text:line-break/>o</text:p>
        </text:list-item>
        <text:list-item>
          <text:p text:style-name="P5"><text:span text:style-name="Strong_20_Emphasis">Primero la parte técnica y luego la parte espiritual</text:span>,<text:line-break/>o</text:p>
        </text:list-item>
        <text:list-item>
          <text:p text:style-name="P5"><text:span text:style-name="Strong_20_Emphasis">Bloque por bloque</text:span>, refinando cada sección hasta perfeccionarla.</text:p>
        </text:list-item>
      </text:list>
      <text:p text:style-name="Text_20_body">Como prefiera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16T09:27:13.512000000</meta:creation-date>
    <dc:date>2025-11-16T09:47:36.943000000</dc:date>
    <meta:editing-duration>PT10M13S</meta:editing-duration>
    <meta:editing-cycles>1</meta:editing-cycles>
    <meta:document-statistic meta:table-count="0" meta:image-count="0" meta:object-count="0" meta:page-count="5" meta:paragraph-count="88" meta:word-count="708" meta:character-count="4335" meta:non-whitespace-character-count="3736"/>
    <meta:generator>LibreOffice/7.3.5.2$Windows_X86_64 LibreOffice_project/184fe81b8c8c30d8b5082578aee2fed2ea847c01</meta:generator>
  </office:meta>
</office:document-meta>
</file>